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50000001D199087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6e05" officeooo:paragraph-rsid="00176e05"/>
    </style:style>
    <style:style style:name="P2" style:family="paragraph" style:parent-style-name="Standard">
      <style:paragraph-properties fo:text-align="start" style:justify-single-word="false"/>
      <style:text-properties officeooo:rsid="00176e05" officeooo:paragraph-rsid="00176e05"/>
    </style:style>
    <style:style style:name="P3" style:family="paragraph" style:parent-style-name="Standard">
      <style:paragraph-properties fo:text-align="center" style:justify-single-word="false"/>
      <style:text-properties officeooo:rsid="00176e05" officeooo:paragraph-rsid="00176e05"/>
    </style:style>
    <style:style style:name="P4" style:family="paragraph" style:parent-style-name="Standard">
      <style:text-properties fo:font-weight="bold" officeooo:rsid="00176e05" officeooo:paragraph-rsid="00176e05" style:font-weight-asian="bold" style:font-weight-complex="bold"/>
    </style:style>
    <style:style style:name="P5" style:family="paragraph" style:parent-style-name="Standard">
      <style:text-properties officeooo:rsid="001e51bc" officeooo:paragraph-rsid="001e51bc"/>
    </style:style>
    <style:style style:name="P6" style:family="paragraph" style:parent-style-name="Standard">
      <style:text-properties officeooo:rsid="001ec29f" officeooo:paragraph-rsid="001ec29f"/>
    </style:style>
    <style:style style:name="P7" style:family="paragraph" style:parent-style-name="Standard">
      <style:text-properties style:font-name="FreeMono" officeooo:rsid="0025138e" officeooo:paragraph-rsid="0025138e"/>
    </style:style>
    <style:style style:name="P8" style:family="paragraph" style:parent-style-name="Standard">
      <style:text-properties style:font-name="FreeMono" officeooo:rsid="002354bb" officeooo:paragraph-rsid="0025138e" fo:background-color="#dddddd"/>
    </style:style>
    <style:style style:name="P9" style:family="paragraph" style:parent-style-name="Standard">
      <style:text-properties style:font-name="FreeMono" officeooo:rsid="0025138e" officeooo:paragraph-rsid="0025138e" fo:background-color="#dddddd"/>
    </style:style>
    <style:style style:name="P10" style:family="paragraph" style:parent-style-name="Standard">
      <style:text-properties officeooo:rsid="002354bb" officeooo:paragraph-rsid="0025138e"/>
    </style:style>
    <style:style style:name="P11" style:family="paragraph" style:parent-style-name="Standard">
      <style:text-properties officeooo:rsid="0025138e" officeooo:paragraph-rsid="0025138e"/>
    </style:style>
    <style:style style:name="P12" style:family="paragraph" style:parent-style-name="Heading_20_1">
      <style:text-properties officeooo:rsid="002b67bc" officeooo:paragraph-rsid="002b67bc"/>
    </style:style>
    <style:style style:name="P13" style:family="paragraph" style:parent-style-name="Heading_20_1">
      <style:text-properties officeooo:paragraph-rsid="0027933a"/>
    </style:style>
    <style:style style:name="P14" style:family="paragraph" style:parent-style-name="Heading_20_3">
      <style:text-properties officeooo:paragraph-rsid="00317f24"/>
    </style:style>
    <style:style style:name="P15" style:family="paragraph" style:parent-style-name="Standard" style:list-style-name="List_20_1">
      <style:text-properties officeooo:rsid="001ec29f" officeooo:paragraph-rsid="001ec29f"/>
    </style:style>
    <style:style style:name="P16" style:family="paragraph" style:parent-style-name="Standard" style:list-style-name="L5">
      <style:text-properties style:font-name="FreeMono" officeooo:rsid="002354bb" officeooo:paragraph-rsid="00317f24" fo:background-color="#dddddd"/>
    </style:style>
    <style:style style:name="P17" style:family="paragraph" style:parent-style-name="Standard" style:list-style-name="L5">
      <style:text-properties style:font-name="FreeMono" officeooo:rsid="002354bb" officeooo:paragraph-rsid="0025138e" fo:background-color="#dddddd"/>
    </style:style>
    <style:style style:name="P18" style:family="paragraph" style:parent-style-name="Standard" style:list-style-name="L5">
      <style:text-properties style:font-name="FreeMono" officeooo:rsid="0025138e" officeooo:paragraph-rsid="0025138e" fo:background-color="#dddddd"/>
    </style:style>
    <style:style style:name="P19" style:family="paragraph" style:parent-style-name="Standard" style:list-style-name="List_20_1">
      <style:text-properties officeooo:rsid="00176e05" officeooo:paragraph-rsid="001f9c1e"/>
    </style:style>
    <style:style style:name="P20" style:family="paragraph" style:parent-style-name="Standard" style:list-style-name="Numbering_20_123">
      <style:text-properties officeooo:rsid="00176e05" officeooo:paragraph-rsid="002dc02f"/>
    </style:style>
    <style:style style:name="P21" style:family="paragraph" style:parent-style-name="Standard" style:list-style-name="L1">
      <style:text-properties officeooo:paragraph-rsid="002dc02f"/>
    </style:style>
    <style:style style:name="P22" style:family="paragraph" style:parent-style-name="Standard">
      <style:text-properties officeooo:paragraph-rsid="0027933a"/>
    </style:style>
    <style:style style:name="P23" style:family="paragraph" style:parent-style-name="Standard" style:list-style-name="L3">
      <style:text-properties officeooo:rsid="001f9c1e" officeooo:paragraph-rsid="002f849a"/>
    </style:style>
    <style:style style:name="P24" style:family="paragraph" style:parent-style-name="Standard" style:list-style-name="L2">
      <style:text-properties officeooo:paragraph-rsid="0027933a"/>
    </style:style>
    <style:style style:name="P25" style:family="paragraph" style:parent-style-name="Standard">
      <style:text-properties officeooo:rsid="002354bb" officeooo:paragraph-rsid="0027933a"/>
    </style:style>
    <style:style style:name="P26" style:family="paragraph" style:parent-style-name="Standard">
      <style:text-properties officeooo:rsid="002354bb" officeooo:paragraph-rsid="002354bb"/>
    </style:style>
    <style:style style:name="P27" style:family="paragraph" style:parent-style-name="Standard">
      <style:text-properties officeooo:rsid="00317f24" officeooo:paragraph-rsid="00317f24"/>
    </style:style>
    <style:style style:name="P28" style:family="paragraph" style:parent-style-name="Standard" style:list-style-name="L4">
      <style:text-properties officeooo:rsid="00317f24" officeooo:paragraph-rsid="00317f24"/>
    </style:style>
    <style:style style:name="P29" style:family="paragraph" style:parent-style-name="Standard" style:list-style-name="L5">
      <style:text-properties officeooo:rsid="00317f24" officeooo:paragraph-rsid="00317f24"/>
    </style:style>
    <style:style style:name="P30" style:family="paragraph" style:parent-style-name="Standard">
      <style:text-properties officeooo:rsid="0025138e" officeooo:paragraph-rsid="0025138e"/>
    </style:style>
    <style:style style:name="P31" style:family="paragraph" style:parent-style-name="Standard">
      <style:text-properties officeooo:rsid="0033ec0e" officeooo:paragraph-rsid="0033ec0e"/>
    </style:style>
    <style:style style:name="P32" style:family="paragraph" style:parent-style-name="Text_20_body">
      <style:text-properties officeooo:rsid="002dc02f" officeooo:paragraph-rsid="002dc02f"/>
    </style:style>
    <style:style style:name="T1" style:family="text">
      <style:text-properties officeooo:rsid="001cb2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933a" style:font-weight-asian="bold" style:font-weight-complex="bold"/>
    </style:style>
    <style:style style:name="T4" style:family="text">
      <style:text-properties fo:font-weight="bold" officeooo:rsid="0020789b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3360ee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3360ee" style:font-weight-asian="bold" style:font-weight-complex="bold"/>
    </style:style>
    <style:style style:name="T10" style:family="text">
      <style:text-properties style:font-name="FreeMono"/>
    </style:style>
    <style:style style:name="T11" style:family="text">
      <style:text-properties style:font-name="FreeMono" fo:background-color="#dddddd" loext:char-shading-value="0"/>
    </style:style>
    <style:style style:name="T12" style:family="text">
      <style:text-properties style:font-name="FreeMono" officeooo:rsid="001ec29f" fo:background-color="#dddddd" loext:char-shading-value="0"/>
    </style:style>
    <style:style style:name="T13" style:family="text">
      <style:text-properties style:font-name="FreeMono" officeooo:rsid="001f9c1e" fo:background-color="#dddddd" loext:char-shading-value="0"/>
    </style:style>
    <style:style style:name="T14" style:family="text">
      <style:text-properties style:font-name="FreeMono" officeooo:rsid="0027933a" fo:background-color="#dddddd" loext:char-shading-value="0"/>
    </style:style>
    <style:style style:name="T15" style:family="text">
      <style:text-properties style:font-name="FreeMono" officeooo:rsid="002d32be" fo:background-color="#dddddd" loext:char-shading-value="0"/>
    </style:style>
    <style:style style:name="T16" style:family="text">
      <style:text-properties style:font-name="FreeMono" officeooo:rsid="002354bb" fo:background-color="#dddddd" loext:char-shading-value="0"/>
    </style:style>
    <style:style style:name="T17" style:family="text">
      <style:text-properties style:font-name="FreeMono" officeooo:rsid="002354bb" fo:background-color="#dddddd" loext:char-shading-value="0"/>
    </style:style>
    <style:style style:name="T18" style:family="text">
      <style:text-properties style:font-name="FreeMono" officeooo:rsid="0025138e" fo:background-color="#dddddd" loext:char-shading-value="0"/>
    </style:style>
    <style:style style:name="T19" style:family="text">
      <style:text-properties style:font-name="FreeMono" officeooo:rsid="001f9c1e" fo:background-color="transparent" loext:char-shading-value="0"/>
    </style:style>
    <style:style style:name="T20" style:family="text">
      <style:text-properties officeooo:rsid="001ec29f"/>
    </style:style>
    <style:style style:name="T21" style:family="text">
      <style:text-properties officeooo:rsid="001f9c1e"/>
    </style:style>
    <style:style style:name="T22" style:family="text">
      <style:text-properties officeooo:rsid="0020789b"/>
    </style:style>
    <style:style style:name="T23" style:family="text">
      <style:text-properties fo:font-style="italic" fo:font-weight="bold" officeooo:rsid="0020789b" style:font-style-asian="italic" style:font-weight-asian="bold" style:font-style-complex="italic" style:font-weight-complex="bold"/>
    </style:style>
    <style:style style:name="T24" style:family="text">
      <style:text-properties officeooo:rsid="002354bb"/>
    </style:style>
    <style:style style:name="T25" style:family="text">
      <style:text-properties officeooo:rsid="0027933a"/>
    </style:style>
    <style:style style:name="T26" style:family="text">
      <style:text-properties fo:background-color="#dddddd" loext:char-shading-value="0"/>
    </style:style>
    <style:style style:name="T27" style:family="text">
      <style:text-properties officeooo:rsid="0028a799"/>
    </style:style>
    <style:style style:name="T28" style:family="text">
      <style:text-properties officeooo:rsid="002a2b6d"/>
    </style:style>
    <style:style style:name="T29" style:family="text">
      <style:text-properties officeooo:rsid="002b67bc"/>
    </style:style>
    <style:style style:name="T30" style:family="text">
      <style:text-properties officeooo:rsid="002d32be"/>
    </style:style>
    <style:style style:name="T31" style:family="text">
      <style:text-properties officeooo:rsid="002dc02f"/>
    </style:style>
    <style:style style:name="T32" style:family="text">
      <style:text-properties officeooo:rsid="002f849a"/>
    </style:style>
    <style:style style:name="T33" style:family="text">
      <style:text-properties officeooo:rsid="00317f24"/>
    </style:style>
    <style:style style:name="T34" style:family="text">
      <style:text-properties style:font-name="Liberation Serif" officeooo:rsid="00317f24" fo:background-color="transparent" loext:char-shading-value="0"/>
    </style:style>
    <style:style style:name="T35" style:family="text">
      <style:text-properties officeooo:rsid="0025138e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fo:font-weight="bold" style:font-weight-asian="bold" style:font-weight-complex="bold"/>
    </style:style>
    <style:style style:name="T38" style:family="text">
      <style:text-properties officeooo:rsid="003360ee"/>
    </style:style>
    <style:style style:name="T39" style:family="text">
      <style:text-properties officeooo:rsid="00385dc4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9">Guide d’i</text:span>nstallation des prérequis <text:span text:style-name="T29">pour le workshop Git, Docker et Code sous Ubuntu</text:span></text:p>
      <text:p text:style-name="P5"/>
      <text:p text:style-name="P5">Je suppose que Ubuntu est <text:span text:style-name="T29">déjà </text:span>fonctionel sur votre PC.</text:p>
      <text:p text:style-name="P5"/>
      <text:h text:style-name="P12" text:outline-level="1">1. Vérification de Git</text:h>
      <text:p text:style-name="P6">Git est généralement préinstallé sur Ubuntu. Pour vérifier sa présence :<text:line-break/><text:span text:style-name="T11">git --version</text:span></text:p>
      <text:list text:style-name="List_20_1">
        <text:list-item>
          <text:p text:style-name="P15">Si Git est installé, la commande retourne une version (ex <text:span text:style-name="T30">ci-dessous</text:span>: git version 2.34.<text:span text:style-name="T30">0</text:span>) : </text:p>
          <text:p text:style-name="P15"><draw:frame draw:style-name="fr1" draw:name="Image1" text:anchor-type="as-char" svg:y="-0.536cm" svg:width="3.637cm" svg:height="0.536cm" draw:z-index="0"><draw:image xlink:href="Pictures/10000001000000C50000001D199087BB.png" xlink:type="simple" xlink:show="embed" xlink:actuate="onLoad" draw:mime-type="image/png"/></draw:frame></text:p>
        </text:list-item>
        <text:list-item>
          <text:p text:style-name="P19"><text:span text:style-name="T20">Sinon, installez-le avec : </text:span><text:span text:style-name="T12">sudo apt </text:span><text:span text:style-name="T15">update &amp;&amp; sudo apt </text:span><text:span text:style-name="T12">install git</text:span></text:p>
        </text:list-item>
      </text:list>
      <text:h text:style-name="P13" text:outline-level="1"><text:span text:style-name="T39">2.</text:span><text:span text:style-name="T21">Install</text:span><text:span text:style-name="T25">ation</text:span><text:span text:style-name="T21"> </text:span><text:span text:style-name="T30">de Visual Studio </text:span><text:span text:style-name="T21">Code </text:span><text:span text:style-name="T30">(Code)</text:span></text:h>
      <text:h text:style-name="Heading_20_3" text:outline-level="3"><text:span text:style-name="T21">Méthode </text:span><text:span text:style-name="T30">1 : via</text:span><text:span text:style-name="T21"> Snap </text:span><text:span text:style-name="T30">(recommandé pour les débutants)</text:span></text:h>
      <text:list text:style-name="Numbering_20_123">
        <text:list-item>
          <text:p text:style-name="P20"><text:span text:style-name="T30">Ouvrez</text:span><text:span text:style-name="T22"> </text:span><text:span text:style-name="T4">App Center</text:span><text:span text:style-name="T22"> </text:span><text:span text:style-name="T30">(Ubuntu Software).</text:span></text:p>
        </text:list-item>
        <text:list-item>
          <text:p text:style-name="P20"><text:span text:style-name="T30">Recherchez</text:span><text:span text:style-name="T22"> </text:span><text:span text:style-name="T23">code</text:span><text:span text:style-name="T22"> </text:span><text:span text:style-name="T30">et</text:span><text:span text:style-name="T22"> installez-le.</text:span></text:p>
        </text:list-item>
      </text:list>
      <text:h text:style-name="Heading_20_3" text:outline-level="3"><text:span text:style-name="T30">M</text:span><text:span text:style-name="T21">éthode </text:span><text:span text:style-name="T30">2 :</text:span><text:span text:style-name="T21"> v</text:span><text:span text:style-name="T30">ia package</text:span><text:span text:style-name="T21"> </text:span><text:a xlink:type="simple" xlink:href="https://code.visualstudio.com/docs/setup/linux#_debian-and-ubuntu-based-distributions" text:style-name="Internet_20_link" text:visited-style-name="Visited_20_Internet_20_Link"><text:span text:style-name="T21">.deb</text:span></text:a><text:span text:style-name="T21"> </text:span><text:span text:style-name="T30">(méthode manuelle)</text:span></text:h>
      <text:list text:style-name="L1">
        <text:list-item>
          <text:p text:style-name="P21"><text:span text:style-name="T31">T</text:span><text:span text:style-name="T21">éléchargez l</text:span><text:span text:style-name="T30">a dernère version</text:span><text:span text:style-name="T21"> </text:span><text:a xlink:type="simple" xlink:href="https://go.microsoft.com/fwlink/?LinkID=760868" text:style-name="Internet_20_link" text:visited-style-name="Visited_20_Internet_20_Link"><text:span text:style-name="T21">.deb package (64-bit)</text:span></text:a><text:span text:style-name="T21"> </text:span></text:p>
        </text:list-item>
        <text:list-item>
          <text:p text:style-name="P21"><text:span text:style-name="T21">Ouvrez un terminal dans le dossier de téléchargement et exécutez: <text:line-break/></text:span><text:span text:style-name="T13">sudo apt install ./code_1.104.2-1758714318_amd64.deb</text:span></text:p>
        </text:list-item>
      </text:list>
      <text:p text:style-name="P32"><text:span text:style-name="T9">N</text:span><text:span text:style-name="T8">ote </text:span>: la commande suppose que le fichier téléchargé est <text:span text:style-name="T19">code_1.104.2-1758714318_amd64.deb.</text:span></text:p>
      <text:h text:style-name="Heading_20_1" text:outline-level="1"><text:span text:style-name="T39">3. </text:span><text:span text:style-name="T22">Install</text:span><text:span text:style-name="T25">ation </text:span><text:span text:style-name="T31">de</text:span><text:span text:style-name="T22"> </text:span><text:a xlink:type="simple" xlink:href="https://docs.docker.com/engine/install/ubuntu/" text:style-name="Internet_20_link" text:visited-style-name="Visited_20_Internet_20_Link"><text:span text:style-name="T22">Docker Engine</text:span></text:a></text:h>
      <text:h text:style-name="Heading_20_3" text:outline-level="3">Ajout du dépôt officiel Docker</text:h>
      <text:list text:style-name="L2">
        <text:list-item>
          <text:p text:style-name="P24">Mettez à jour les paquets et installez les dépendances :<text:line-break/><text:span text:style-name="T13">sudo apt-get update<text:line-break/><text:line-break/>sudo apt-get install ca-certificates curl</text:span></text:p>
        </text:list-item>
        <text:list-item>
          <text:p text:style-name="P24">Ajoutez la clé GPG officielle de Docker :<text:line-break/><text:span text:style-name="T13">sudo install -m 0755 -d /etc/apt/keyrings<text:line-break/><text:line-break/>sudo curl -fsSL https://download.docker.com/linux/ubuntu/gpg -o /etc/apt/keyrings/docker.asc<text:line-break/><text:line-break/>sudo chmod a+r /etc/apt/keyrings/docker.asc</text:span></text:p>
        </text:list-item>
        <text:list-item>
          <text:p text:style-name="P24">Ajoutez le dépôt Docker à APT :<text:line-break/><text:span text:style-name="T13">echo \<text:line-break/> <text:s/>"deb [arch=$(dpkg --print-architecture) signed-by=/etc/apt/keyrings/docker.asc] </text:span><text:soft-page-break/><text:span text:style-name="T13">https://download.docker.com/linux/ubuntu \<text:line-break/> <text:s/>$(. /etc/os-release &amp;&amp; echo "${UBUNTU_CODENAME:-$VERSION_CODENAME}") stable" | \<text:line-break/> <text:s/>sudo tee /etc/apt/sources.list.d/docker.list &gt; /dev/null<text:line-break/>sudo apt-get update</text:span></text:p>
        </text:list-item>
        <text:list-item>
          <text:p text:style-name="P24">Installez Docker et ses outils :<text:line-break/><text:span text:style-name="T13">sudo apt-get install docker-ce docker-ce-cli containerd.io docker-buildx-plugin docker-compose-plugin</text:span></text:p>
        </text:list-item>
      </text:list>
      <text:p text:style-name="P22"/>
      <text:h text:style-name="Heading_20_3" text:outline-level="3">Vérifi<text:span text:style-name="T32">cation de</text:span> <text:span text:style-name="T24">l’installation</text:span></text:h>
      <text:list text:style-name="L3">
        <text:list-item>
          <text:p text:style-name="P23"><text:span text:style-name="T24">Vérifiez que Docker est démarré :<text:line-break/></text:span><text:span text:style-name="T11">sudo systemctl status docker<text:line-break/></text:span><text:span text:style-name="T34">Si Docker n’est pas démarré :<text:line-break/></text:span><text:span text:style-name="T17">sudo systemctl start docker</text:span></text:p>
        </text:list-item>
        <text:list-item>
          <text:p text:style-name="P23">Testez avec un conteneur de démonstration :<text:line-break/><text:span text:style-name="T16">sudo docker run hello-world</text:span></text:p>
        </text:list-item>
      </text:list>
      <text:h text:style-name="P14" text:outline-level="3"><text:span text:style-name="T33">Utilisation de docker sans sudo</text:span> </text:h>
      <text:p text:style-name="P25">Pour éviter d’utiliser <text:span text:style-name="T26">sudo</text:span> à chaque commande Docker :</text:p>
      <text:list text:style-name="L4">
        <text:list-item>
          <text:p text:style-name="P28">Créez le groupe docker et ajoutez votre utilisateur :<text:line-break/><text:span text:style-name="T16">sudo groupadd docker<text:line-break/>sudo usermod -aG docker $USER</text:span></text:p>
        </text:list-item>
        <text:list-item>
          <text:p text:style-name="P28">Appliquez les changements (sans redémarrer) :<text:line-break/><text:span text:style-name="T16">newgrp docker</text:span></text:p>
        </text:list-item>
        <text:list-item>
          <text:p text:style-name="P28">Testez à nouveau sans sudo :<text:line-break/><text:span text:style-name="T16">docker run hello-world</text:span></text:p>
        </text:list-item>
      </text:list>
      <text:p text:style-name="P26"/>
      <text:p text:style-name="P11">Si vous ne possédez pas de GPU NVIDIA <text:span text:style-name="T2">l’installation est terminée maintenant</text:span>. La section qui suit est <text:span text:style-name="T2">pour </text:span><text:span text:style-name="T3">les</text:span><text:span text:style-name="T2"> possesseur</text:span><text:span text:style-name="T3">s</text:span><text:span text:style-name="T2"> de GPU NVIDIA</text:span><text:span text:style-name="T27">.</text:span></text:p>
      <text:h text:style-name="Heading_20_2" text:outline-level="2"><text:span text:style-name="T39">4. </text:span>Install<text:span text:style-name="T33">ation du</text:span> <text:a xlink:type="simple" xlink:href="https://docs.nvidia.com/datacenter/cloud-native/container-toolkit/latest/install-guide.html#installing-the-nvidia-container-toolkit" text:style-name="Internet_20_link" text:visited-style-name="Visited_20_Internet_20_Link">NVIDIA Container Toolkit</text:a> <text:span text:style-name="T33">(pour GPU NVIDIA uniquement)</text:span></text:h>
      <text:h text:style-name="Heading_20_4" text:outline-level="4">Prérequis</text:h>
      <text:p text:style-name="P27">Vérifiez que le pilote NVIDIA est installé : <text:span text:style-name="T14">nvidia-smi</text:span><text:line-break/><text:line-break/><text:span text:style-name="T25">Si </text:span><text:span text:style-name="T27">la commande n’est pas reconnue, vous pouvez installer le </text:span><text:a xlink:type="simple" xlink:href="https://docs.nvidia.com/datacenter/tesla/driver-installation-guide/index.html#ubuntu" text:style-name="Internet_20_link" text:visited-style-name="Visited_20_Internet_20_Link"><text:span text:style-name="T27">pilote pour votre GPU NVIDIA</text:span></text:a><text:span text:style-name="T27"> ou par le dépôt d’Ubuntu </text:span><text:span text:style-name="T28">en mode graphique</text:span><text:span text:style-name="T27">. </text:span><text:span text:style-name="T37">Ce cours ne couvre pas l’installation du pilote NVIDIA.</text:span></text:p>
      <text:p text:style-name="P27"/>
      <text:h text:style-name="Heading_20_4" text:outline-level="4">Installation du Toolkit</text:h>
      <text:list text:style-name="L5">
        <text:list-item>
          <text:p text:style-name="P29">Configurez le dépôt NVIDIA :<text:line-break/><text:span text:style-name="T16">curl -fsSL https://nvidia.github.io/libnvidia-container/gpgkey | sudo gpg --dearmor -o /usr/share/keyrings/nvidia-container-toolkit-keyring.gpg \</text:span></text:p>
          <text:p text:style-name="P17"><text:s text:c="2"/>&amp;&amp; curl -s -L https://nvidia.github.io/libnvidia-container/stable/deb/nvidia-container-toolkit.list | \</text:p>
          <text:p text:style-name="P17"><text:s text:c="4"/>sed 's#deb https://#deb [signed-by=/usr/share/keyrings/nvidia-container-toolkit-keyring.gpg] https://#g' | \</text:p>
          <text:p text:style-name="P16"><text:s text:c="4"/>sudo tee /etc/apt/sources.list.d/nvidia-container-toolkit.list<text:line-break/><text:soft-page-break/><text:line-break/><text:span text:style-name="T35">sudo apt-get update</text:span></text:p>
        </text:list-item>
        <text:list-item>
          <text:p text:style-name="P29">Installez le toolkit (version <text:span text:style-name="T38">1.17.8-1</text:span>) :<text:line-break/><text:span text:style-name="T18">export NVIDIA_CONTAINER_TOOLKIT_VERSION=1.17.8-1</text:span></text:p>
          <text:p text:style-name="P18"/>
          <text:p text:style-name="P18">sudo apt-get install -y \</text:p>
          <text:p text:style-name="P18"><text:s text:c="6"/>nvidia-container-toolkit=${NVIDIA_CONTAINER_TOOLKIT_VERSION} \</text:p>
          <text:p text:style-name="P18"><text:s text:c="6"/>nvidia-container-toolkit-base=${NVIDIA_CONTAINER_TOOLKIT_VERSION} \</text:p>
          <text:p text:style-name="P18"><text:s text:c="6"/>libnvidia-container-tools=${NVIDIA_CONTAINER_TOOLKIT_VERSION} \</text:p>
          <text:p text:style-name="P18"><text:s text:c="6"/>libnvidia-container1=${NVIDIA_CONTAINER_TOOLKIT_VERSION}</text:p>
        </text:list-item>
        <text:list-item>
          <text:p text:style-name="P29">Configurez Docker pour utiliser NVIDIA :<text:line-break/><text:span text:style-name="T18">sudo nvidia-ctk runtime configure –runtime=docker<text:line-break/><text:line-break/>sudo systemctl restart docker</text:span></text:p>
        </text:list-item>
        <text:list-item>
          <text:p text:style-name="P29">Testez avec un conteneur CUDA :<text:line-break/><text:span text:style-name="T18">docker run --rm --runtime=nvidia --gpus all ubuntu nvidia-smi</text:span></text:p>
        </text:list-item>
      </text:list>
      <text:p text:style-name="P27"/>
      <text:h text:style-name="Heading_20_4" text:outline-level="4">Installation terminée !</text:h>
      <text:p text:style-name="P31">Votre environnement est prêt pour le cours. En cas de problème, vérifiez chaque étape ou contactez-moi.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09:35:21.315728563</meta:creation-date>
    <dc:date>2025-10-01T17:14:15.390568142</dc:date>
    <meta:editing-duration>PT41M3S</meta:editing-duration>
    <meta:editing-cycles>11</meta:editing-cycles>
    <meta:generator>LibreOffice/24.2.7.2$Linux_X86_64 LibreOffice_project/420$Build-2</meta:generator>
    <meta:document-statistic meta:table-count="0" meta:image-count="1" meta:object-count="0" meta:page-count="3" meta:paragraph-count="48" meta:word-count="517" meta:character-count="3988" meta:non-whitespace-character-count="3494"/>
  </office:meta>
</office:document-meta>
</file>